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41.86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170.2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21.43mm"/>
    </style:style>
    <style:style style:name="co36" style:family="table-column">
      <style:table-column-properties fo:break-before="auto" style:column-width="4.89mm"/>
    </style:style>
    <style:style style:name="co37" style:family="table-column">
      <style:table-column-properties fo:break-before="auto" style:column-width="15.15mm"/>
    </style:style>
    <style:style style:name="co38" style:family="table-column">
      <style:table-column-properties fo:break-before="auto" style:column-width="182.1mm"/>
    </style:style>
    <style:style style:name="co39" style:family="table-column">
      <style:table-column-properties fo:break-before="auto" style:column-width="18.84mm"/>
    </style:style>
    <style:style style:name="co40" style:family="table-column">
      <style:table-column-properties fo:break-before="auto" style:column-width="166.79mm"/>
    </style:style>
    <style:style style:name="co41" style:family="table-column">
      <style:table-column-properties fo:break-before="auto" style:column-width="29.95mm"/>
    </style:style>
    <style:style style:name="co42" style:family="table-column">
      <style:table-column-properties fo:break-before="auto" style:column-width="30.97mm"/>
    </style:style>
    <style:style style:name="co43" style:family="table-column">
      <style:table-column-properties fo:break-before="auto" style:column-width="35.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</text:span><text:span text:style-name="T1">jaune, puis Données-&gt;Trier, </text:span><text:span text:style-name="T1">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000004" calcext:value-type="float">
            <text:p>0,00</text:p>
          </table:table-cell>
          <table:table-cell table:style-name="ce4" table:formula="of:=[$calcul.$M22]" office:value-type="float" office:value="0.000018" calcext:value-type="float">
            <text:p>0,00</text:p>
          </table:table-cell>
          <table:table-cell table:style-name="ce4" table:formula="of:=[$calcul.$M15]" office:value-type="float" office:value="0.000004" calcext:value-type="float">
            <text:p>0,00</text:p>
          </table:table-cell>
          <table:table-cell table:style-name="ce6" table:formula="of:=[.D7]/[.E7]" office:value-type="float" office:value="0.222222222222222" calcext:value-type="float">
            <text:p>0,2</text:p>
          </table:table-cell>
          <table:table-cell table:style-name="ce6" table:formula="of:=[.D7]/[.F7]" office:value-type="float" office:value="1" calcext:value-type="float">
            <text:p>1,0</text:p>
          </table:table-cell>
          <table:table-cell table:style-name="ce9" table:formula="of:=IF([.G7]-[.H7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00018" calcext:value-type="float">
            <text:p>0,00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527578" calcext:value-type="float">
            <text:p>0,53</text:p>
          </table:table-cell>
          <table:table-cell table:style-name="ce4" table:formula="of:=[$calcul.$M23]" office:value-type="float" office:value="0.268419" calcext:value-type="float">
            <text:p>0,27</text:p>
          </table:table-cell>
          <table:table-cell table:style-name="ce4" table:formula="of:=[$calcul.$M16]" office:value-type="float" office:value="0.511576" calcext:value-type="float">
            <text:p>0,51</text:p>
          </table:table-cell>
          <table:table-cell table:style-name="ce6" table:formula="of:=[.D8]/[.E8]" office:value-type="float" office:value="1.96550169697376" calcext:value-type="float">
            <text:p>2,0</text:p>
          </table:table-cell>
          <table:table-cell table:style-name="ce6" table:formula="of:=[.D8]/[.F8]" office:value-type="float" office:value="1.03127980984253" calcext:value-type="float">
            <text:p>1,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268419" calcext:value-type="float">
            <text:p>0,27</text:p>
          </table:table-cell>
          <table:table-cell table:style-name="ce4" table:formula="of:=[.$L$7]/[.L8]" office:value-type="float" office:value="0.0000670593363361014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753023" calcext:value-type="float">
            <text:p>0,75</text:p>
          </table:table-cell>
          <table:table-cell table:style-name="ce4" table:formula="of:=[$calcul.$M24]" office:value-type="float" office:value="1.702465" calcext:value-type="float">
            <text:p>1,70</text:p>
          </table:table-cell>
          <table:table-cell table:style-name="ce4" table:formula="of:=[$calcul.$M17]" office:value-type="float" office:value="1.483448" calcext:value-type="float">
            <text:p>1,48</text:p>
          </table:table-cell>
          <table:table-cell table:style-name="ce6" table:formula="of:=[.D9]/[.E9]" office:value-type="float" office:value="0.442313351522645" calcext:value-type="float">
            <text:p>0,4</text:p>
          </table:table-cell>
          <table:table-cell table:style-name="ce6" table:formula="of:=[.D9]/[.F9]" office:value-type="float" office:value="0.507616714573076" calcext:value-type="float">
            <text:p>0,5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1.702465" calcext:value-type="float">
            <text:p>1,70</text:p>
          </table:table-cell>
          <table:table-cell table:style-name="ce4" table:formula="of:=[.$L$7]/[.L9]" office:value-type="float" office:value="0.0000105729045824731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3.195512" calcext:value-type="float">
            <text:p>3,20</text:p>
          </table:table-cell>
          <table:table-cell table:style-name="ce4" table:formula="of:=[$calcul.$M25]" office:value-type="float" office:value="12.294574" calcext:value-type="float">
            <text:p>12,29</text:p>
          </table:table-cell>
          <table:table-cell table:style-name="ce4" table:formula="of:=[$calcul.$M18]" office:value-type="float" office:value="2.557686" calcext:value-type="float">
            <text:p>2,56</text:p>
          </table:table-cell>
          <table:table-cell table:style-name="ce6" table:formula="of:=[.D10]/[.E10]" office:value-type="float" office:value="0.259912380860044" calcext:value-type="float">
            <text:p>0,3</text:p>
          </table:table-cell>
          <table:table-cell table:style-name="ce6" table:formula="of:=[.D10]/[.F10]" office:value-type="float" office:value="1.24937619395031" calcext:value-type="float">
            <text:p>1,2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2.294574" calcext:value-type="float">
            <text:p>12,29</text:p>
          </table:table-cell>
          <table:table-cell table:style-name="ce4" table:formula="of:=[.$L$7]/[.L10]" office:value-type="float" office:value="0.00000146406048717101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6.335589" calcext:value-type="float">
            <text:p>6,34</text:p>
          </table:table-cell>
          <table:table-cell table:style-name="ce4" table:formula="of:=[$calcul.$M26]" office:value-type="float" office:value="33.168178" calcext:value-type="float">
            <text:p>33,17</text:p>
          </table:table-cell>
          <table:table-cell table:style-name="ce4" table:formula="of:=[$calcul.$M19]" office:value-type="float" office:value="37.6475" calcext:value-type="float">
            <text:p>37,65</text:p>
          </table:table-cell>
          <table:table-cell table:style-name="ce6" table:formula="of:=[.D11]/[.E11]" office:value-type="float" office:value="0.191014079820725" calcext:value-type="float">
            <text:p>0,2</text:p>
          </table:table-cell>
          <table:table-cell table:style-name="ce6" table:formula="of:=[.D11]/[.F11]" office:value-type="float" office:value="0.168287110697921" calcext:value-type="float">
            <text:p>0,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3.168178" calcext:value-type="float">
            <text:p>33,17</text:p>
          </table:table-cell>
          <table:table-cell table:style-name="ce4" table:formula="of:=[.$L$7]/[.L11]" office:value-type="float" office:value="0.000000542688838681462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1.751319" calcext:value-type="float">
            <text:p>1,75</text:p>
          </table:table-cell>
          <table:table-cell table:style-name="ce4" table:formula="of:=[$calcul.$M27]" office:value-type="float" office:value="1.892999" calcext:value-type="float">
            <text:p>1,89</text:p>
          </table:table-cell>
          <table:table-cell table:style-name="ce4" table:formula="of:=[$calcul.$M20]" office:value-type="float" office:value="1.218746" calcext:value-type="float">
            <text:p>1,22</text:p>
          </table:table-cell>
          <table:table-cell table:style-name="ce6" table:formula="of:=[.D12]/[.E12]" office:value-type="float" office:value="0.925155797757949" calcext:value-type="float">
            <text:p>0,9</text:p>
          </table:table-cell>
          <table:table-cell table:style-name="ce6" table:formula="of:=[.D12]/[.F12]" office:value-type="float" office:value="1.43698440856421" calcext:value-type="float">
            <text:p>1,4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1.892999" calcext:value-type="float">
            <text:p>1,89</text:p>
          </table:table-cell>
          <table:table-cell table:style-name="ce4" table:formula="of:=[.$L$7]/[.L12]" office:value-type="float" office:value="0.00000950872134639268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30611" calcext:value-type="float">
            <text:p>0,13</text:p>
          </table:table-cell>
          <table:table-cell table:style-name="ce4" table:formula="of:=[$calcul.$M28]" office:value-type="float" office:value="0.092139" calcext:value-type="float">
            <text:p>0,09</text:p>
          </table:table-cell>
          <table:table-cell table:style-name="ce4" table:formula="of:=[$calcul.$M21]" office:value-type="float" office:value="0.125804" calcext:value-type="float">
            <text:p>0,13</text:p>
          </table:table-cell>
          <table:table-cell table:style-name="ce6" table:formula="of:=[.D13]/[.E13]" office:value-type="float" office:value="1.41754305994204" calcext:value-type="float">
            <text:p>1,4</text:p>
          </table:table-cell>
          <table:table-cell table:style-name="ce6" table:formula="of:=[.D13]/[.F13]" office:value-type="float" office:value="1.03821023178913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92139" calcext:value-type="float">
            <text:p>0,09</text:p>
          </table:table-cell>
          <table:table-cell table:style-name="ce4" table:formula="of:=[.$L$7]/[.L13]" office:value-type="float" office:value="0.000195357014944812" calcext:value-type="float">
            <text:p>0,0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42677642149005" calcext:value-type="float">
            <text:p>2,43</text:p>
          </table:table-cell>
          <table:table-cell table:style-name="ce4" table:formula="of:=[$calcul.$K22]" office:value-type="float" office:value="1.20306036589353" calcext:value-type="float">
            <text:p>1,20</text:p>
          </table:table-cell>
          <table:table-cell table:style-name="ce4" table:formula="of:=[$calcul.$K15]" office:value-type="float" office:value="1.20353530004514" calcext:value-type="float">
            <text:p>1,20</text:p>
          </table:table-cell>
          <table:table-cell table:style-name="ce7" table:formula="of:=([.E20]-[.$D20])/[.E20]" office:value-type="percentage" office:value="-1.01716928783341" calcext:value-type="percentage">
            <text:p>-102%</text:p>
          </table:table-cell>
          <table:table-cell table:style-name="ce7" table:formula="of:=([.F20]-[.$D20])/[.F20]" office:value-type="percentage" office:value="-1.01637328078291" calcext:value-type="percentage">
            <text:p>-102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20306036589353" calcext:value-type="float">
            <text:p>1,20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95420220531812" calcext:value-type="float">
            <text:p>2,95</text:p>
          </table:table-cell>
          <table:table-cell table:style-name="ce4" table:formula="of:=[$calcul.$K23]" office:value-type="float" office:value="2.63355656538301" calcext:value-type="float">
            <text:p>2,63</text:p>
          </table:table-cell>
          <table:table-cell table:style-name="ce4" table:formula="of:=[$calcul.$K16]" office:value-type="float" office:value="1.49578024820426" calcext:value-type="float">
            <text:p>1,50</text:p>
          </table:table-cell>
          <table:table-cell table:style-name="ce7" table:formula="of:=([.E21]-[.$D21])/[.E21]" office:value-type="percentage" office:value="-0.121753845787805" calcext:value-type="percentage">
            <text:p>-12%</text:p>
          </table:table-cell>
          <table:table-cell table:style-name="ce7" table:formula="of:=([.F21]-[.$D21])/[.F21]" office:value-type="percentage" office:value="-0.975024211520872" calcext:value-type="percentage">
            <text:p>-98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63355656538301" calcext:value-type="float">
            <text:p>2,63</text:p>
          </table:table-cell>
          <table:table-cell table:style-name="ce13" table:formula="of:=[.L21]/[.$L$20]" office:value-type="float" office:value="2.18904773197065" calcext:value-type="float">
            <text:p>2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9774542562168" calcext:value-type="float">
            <text:p>1,50</text:p>
          </table:table-cell>
          <table:table-cell table:style-name="ce4" table:formula="of:=[$calcul.$K24]" office:value-type="float" office:value="0.199184938295108" calcext:value-type="float">
            <text:p>0,20</text:p>
          </table:table-cell>
          <table:table-cell table:style-name="ce4" table:formula="of:=[$calcul.$K17]" office:value-type="float" office:value="0.392876280971989" calcext:value-type="float">
            <text:p>0,39</text:p>
          </table:table-cell>
          <table:table-cell table:style-name="ce7" table:formula="of:=([.E22]-[.$D22])/[.E22]" office:value-type="percentage" office:value="-6.51937088437205" calcext:value-type="percentage">
            <text:p>-652%</text:p>
          </table:table-cell>
          <table:table-cell table:style-name="ce7" table:formula="of:=([.F22]-[.$D22])/[.F22]" office:value-type="percentage" office:value="-2.81225718670572" calcext:value-type="percentage">
            <text:p>-281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199184938295108" calcext:value-type="float">
            <text:p>0,20</text:p>
          </table:table-cell>
          <table:table-cell table:style-name="ce13" table:formula="of:=[.L22]/[.$L$20]" office:value-type="float" office:value="0.16556520681917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40111247945584" calcext:value-type="float">
            <text:p>0,40</text:p>
          </table:table-cell>
          <table:table-cell table:style-name="ce4" table:formula="of:=[$calcul.$K25]" office:value-type="float" office:value="0.0503472360223648" calcext:value-type="float">
            <text:p>0,05</text:p>
          </table:table-cell>
          <table:table-cell table:style-name="ce4" table:formula="of:=[$calcul.$K18]" office:value-type="float" office:value="0.191040098216741" calcext:value-type="float">
            <text:p>0,19</text:p>
          </table:table-cell>
          <table:table-cell table:style-name="ce7" table:formula="of:=([.E23]-[.$D23])/[.E23]" office:value-type="percentage" office:value="-6.96692154615322" calcext:value-type="percentage">
            <text:p>-697%</text:p>
          </table:table-cell>
          <table:table-cell table:style-name="ce7" table:formula="of:=([.F23]-[.$D23])/[.F23]" office:value-type="percentage" office:value="-1.09962454584149" calcext:value-type="percentage">
            <text:p>-110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503472360223648" calcext:value-type="float">
            <text:p>0,05</text:p>
          </table:table-cell>
          <table:table-cell table:style-name="ce13" table:formula="of:=[.L23]/[.$L$20]" office:value-type="float" office:value="0.041849301539388" calcext:value-type="float">
            <text:p>0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59085239167605" calcext:value-type="float">
            <text:p>0,46</text:p>
          </table:table-cell>
          <table:table-cell table:style-name="ce4" table:formula="of:=[$calcul.$K26]" office:value-type="float" office:value="0.151748950340497" calcext:value-type="float">
            <text:p>0,15</text:p>
          </table:table-cell>
          <table:table-cell table:style-name="ce4" table:formula="of:=[$calcul.$K19]" office:value-type="float" office:value="0.306901402661809" calcext:value-type="float">
            <text:p>0,31</text:p>
          </table:table-cell>
          <table:table-cell table:style-name="ce7" table:formula="of:=([.E24]-[.$D24])/[.E24]" office:value-type="percentage" office:value="-2.02529433078451" calcext:value-type="percentage">
            <text:p>-203%</text:p>
          </table:table-cell>
          <table:table-cell table:style-name="ce7" table:formula="of:=([.F24]-[.$D24])/[.F24]" office:value-type="percentage" office:value="-0.495872078738901" calcext:value-type="percentage">
            <text:p>-50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51748950340497" calcext:value-type="float">
            <text:p>0,15</text:p>
          </table:table-cell>
          <table:table-cell table:style-name="ce13" table:formula="of:=[.L24]/[.$L$20]" office:value-type="float" office:value="0.126135773933331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1.02849441051402" calcext:value-type="float">
            <text:p>1,03</text:p>
          </table:table-cell>
          <table:table-cell table:style-name="ce4" table:formula="of:=[$calcul.$K27]" office:value-type="float" office:value="0.549021736549231" calcext:value-type="float">
            <text:p>0,55</text:p>
          </table:table-cell>
          <table:table-cell table:style-name="ce4" table:formula="of:=[$calcul.$K20]" office:value-type="float" office:value="0.710772731796002" calcext:value-type="float">
            <text:p>0,71</text:p>
          </table:table-cell>
          <table:table-cell table:style-name="ce7" table:formula="of:=([.E25]-[.$D25])/[.E25]" office:value-type="percentage" office:value="-0.873321841460086" calcext:value-type="percentage">
            <text:p>-87%</text:p>
          </table:table-cell>
          <table:table-cell table:style-name="ce7" table:formula="of:=([.F25]-[.$D25])/[.F25]" office:value-type="percentage" office:value="-0.447008818015836" calcext:value-type="percentage">
            <text:p>-45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549021736549231" calcext:value-type="float">
            <text:p>0,55</text:p>
          </table:table-cell>
          <table:table-cell table:style-name="ce13" table:formula="of:=[.L25]/[.$L$20]" office:value-type="float" office:value="0.456354271251771" calcext:value-type="float">
            <text:p>0,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3.06578525826202" calcext:value-type="float">
            <text:p>3,07</text:p>
          </table:table-cell>
          <table:table-cell table:style-name="ce4" table:formula="of:=[$calcul.$K28]" office:value-type="float" office:value="2.21223897211538" calcext:value-type="float">
            <text:p>2,21</text:p>
          </table:table-cell>
          <table:table-cell table:style-name="ce4" table:formula="of:=[$calcul.$K21]" office:value-type="float" office:value="1.75523842210995" calcext:value-type="float">
            <text:p>1,76</text:p>
          </table:table-cell>
          <table:table-cell table:style-name="ce7" table:formula="of:=([.E26]-[.$D26])/[.E26]" office:value-type="percentage" office:value="-0.385829151780319" calcext:value-type="percentage">
            <text:p>-39%</text:p>
          </table:table-cell>
          <table:table-cell table:style-name="ce7" table:formula="of:=([.F26]-[.$D26])/[.F26]" office:value-type="percentage" office:value="-0.746648899456448" calcext:value-type="percentage">
            <text:p>-75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21223897211538" calcext:value-type="float">
            <text:p>2,21</text:p>
          </table:table-cell>
          <table:table-cell table:style-name="ce13" table:formula="of:=[.L26]/[.$L$20]" office:value-type="float" office:value="1.83884286676863" calcext:value-type="float">
            <text:p>1,8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00216653262448357" calcext:value-type="percentage">
            <text:p>0,0%</text:p>
          </table:table-cell>
          <table:table-cell table:style-name="ce5" table:formula="of:=[$calcul.$L22]" office:value-type="percentage" office:value="0.000219313992268874" calcext:value-type="percentage">
            <text:p>0,0%</text:p>
          </table:table-cell>
          <table:table-cell table:style-name="ce5" table:formula="of:=[$calcul.$L15]" office:value-type="percentage" office:value="0.000223029842430753" calcext:value-type="percentage">
            <text:p>0,0%</text:p>
          </table:table-cell>
          <table:table-cell table:style-name="ce8" table:formula="of:=([.E33]-[.$D33])/[.E33]" office:value-type="percentage" office:value="0.0121320568422962" calcext:value-type="percentage">
            <text:p>1%</text:p>
          </table:table-cell>
          <table:table-cell table:style-name="ce8" table:formula="of:=([.F33]-[.$D33])/[.F33]" office:value-type="percentage" office:value="0.0285907029879905" calcext:value-type="percentage">
            <text:p>3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00219313992268874" calcext:value-type="percentage">
            <text:p>0,0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2295271381046" calcext:value-type="percentage">
            <text:p>0,3%</text:p>
          </table:table-cell>
          <table:table-cell table:style-name="ce5" table:formula="of:=[$calcul.$L23]" office:value-type="percentage" office:value="0.00292243261384191" calcext:value-type="percentage">
            <text:p>0,3%</text:p>
          </table:table-cell>
          <table:table-cell table:style-name="ce5" table:formula="of:=[$calcul.$L16]" office:value-type="percentage" office:value="0.00292463705021611" calcext:value-type="percentage">
            <text:p>0,3%</text:p>
          </table:table-cell>
          <table:table-cell table:style-name="ce8" table:formula="of:=([.E34]-[.$D34])/[.E34]" office:value-type="percentage" office:value="-0.000177968164632685" calcext:value-type="percentage">
            <text:p>0%</text:p>
          </table:table-cell>
          <table:table-cell table:style-name="ce8" table:formula="of:=([.F34]-[.$D34])/[.F34]" office:value-type="percentage" office:value="0.000575912968595767" calcext:value-type="percentage">
            <text:p>0%</text:p>
          </table:table-cell>
          <table:table-cell table:style-name="ce9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2243261384191" calcext:value-type="percentage">
            <text:p>0,3%</text:p>
          </table:table-cell>
          <table:table-cell table:style-name="ce13" table:formula="of:=[.L34]/[.$L$33]" office:value-type="float" office:value="13.3253358967588" calcext:value-type="float">
            <text:p>13,3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2392639262351" calcext:value-type="percentage">
            <text:p>0,7%</text:p>
          </table:table-cell>
          <table:table-cell table:style-name="ce5" table:formula="of:=[$calcul.$L24]" office:value-type="percentage" office:value="0.214731679802141" calcext:value-type="percentage">
            <text:p>21,5%</text:p>
          </table:table-cell>
          <table:table-cell table:style-name="ce5" table:formula="of:=[$calcul.$L17]" office:value-type="percentage" office:value="0.0127876619010683" calcext:value-type="percentage">
            <text:p>1,3%</text:p>
          </table:table-cell>
          <table:table-cell table:style-name="ce8" table:formula="of:=([.E35]-[.$D35])/[.E35]" office:value-type="percentage" office:value="0.96915254237881" calcext:value-type="percentage">
            <text:p>97%</text:p>
          </table:table-cell>
          <table:table-cell table:style-name="ce8" table:formula="of:=([.F35]-[.$D35])/[.F35]" office:value-type="percentage" office:value="0.482006449351765" calcext:value-type="percentage">
            <text:p>48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214731679802141" calcext:value-type="percentage">
            <text:p>21,5%</text:p>
          </table:table-cell>
          <table:table-cell table:style-name="ce13" table:formula="of:=[.L35]/[.$L$33]" office:value-type="float" office:value="979.106155428901" calcext:value-type="float">
            <text:p>979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7412630502731" calcext:value-type="percentage">
            <text:p>0,5%</text:p>
          </table:table-cell>
          <table:table-cell table:style-name="ce5" table:formula="of:=[$calcul.$L25]" office:value-type="percentage" office:value="0.371059694134021" calcext:value-type="percentage">
            <text:p>37,1%</text:p>
          </table:table-cell>
          <table:table-cell table:style-name="ce5" table:formula="of:=[$calcul.$L18]" office:value-type="percentage" office:value="0.00468683364918484" calcext:value-type="percentage">
            <text:p>0,5%</text:p>
          </table:table-cell>
          <table:table-cell table:style-name="ce8" table:formula="of:=([.E36]-[.$D36])/[.E36]" office:value-type="percentage" office:value="0.987403303622249" calcext:value-type="percentage">
            <text:p>99%</text:p>
          </table:table-cell>
          <table:table-cell table:style-name="ce8" table:formula="of:=([.F36]-[.$D36])/[.F36]" office:value-type="percentage" office:value="0.00271128550929968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371059694134021" calcext:value-type="percentage">
            <text:p>37,1%</text:p>
          </table:table-cell>
          <table:table-cell table:style-name="ce13" table:formula="of:=[.L36]/[.$L$33]" office:value-type="float" office:value="1691.91071803166" calcext:value-type="float">
            <text:p>1691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8821917949189" calcext:value-type="percentage">
            <text:p>0,2%</text:p>
          </table:table-cell>
          <table:table-cell table:style-name="ce5" table:formula="of:=[$calcul.$L26]" office:value-type="percentage" office:value="0.139148319172279" calcext:value-type="percentage">
            <text:p>13,9%</text:p>
          </table:table-cell>
          <table:table-cell table:style-name="ce5" table:formula="of:=[$calcul.$L19]" office:value-type="percentage" office:value="0.00154485242958197" calcext:value-type="percentage">
            <text:p>0,2%</text:p>
          </table:table-cell>
          <table:table-cell table:style-name="ce8" table:formula="of:=([.E37]-[.$D37])/[.E37]" office:value-type="percentage" office:value="0.987867484210128" calcext:value-type="percentage">
            <text:p>99%</text:p>
          </table:table-cell>
          <table:table-cell table:style-name="ce8" table:formula="of:=([.F37]-[.$D37])/[.F37]" office:value-type="percentage" office:value="-0.0928028769380386" calcext:value-type="percentage">
            <text:p>-9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39148319172279" calcext:value-type="percentage">
            <text:p>13,9%</text:p>
          </table:table-cell>
          <table:table-cell table:style-name="ce13" table:formula="of:=[.L37]/[.$L$33]" office:value-type="float" office:value="634.470777412535" calcext:value-type="float">
            <text:p>634,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27859478189473" calcext:value-type="percentage">
            <text:p>72,8%</text:p>
          </table:table-cell>
          <table:table-cell table:style-name="ce5" table:formula="of:=[$calcul.$L27]" office:value-type="percentage" office:value="1.01518148561553" calcext:value-type="percentage">
            <text:p>101,5%</text:p>
          </table:table-cell>
          <table:table-cell table:style-name="ce5" table:formula="of:=[$calcul.$L20]" office:value-type="percentage" office:value="0.567180336129264" calcext:value-type="percentage">
            <text:p>56,7%</text:p>
          </table:table-cell>
          <table:table-cell table:style-name="ce8" table:formula="of:=([.E38]-[.$D38])/[.E38]" office:value-type="percentage" office:value="0.283025263460005" calcext:value-type="percentage">
            <text:p>28%</text:p>
          </table:table-cell>
          <table:table-cell table:style-name="ce8" table:formula="of:=([.F38]-[.$D38])/[.F38]" office:value-type="percentage" office:value="-0.283294627519648" calcext:value-type="percentage">
            <text:p>-28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1.01518148561553" calcext:value-type="percentage">
            <text:p>101,5%</text:p>
          </table:table-cell>
          <table:table-cell table:style-name="ce13" table:formula="of:=[.L38]/[.$L$33]" office:value-type="float" office:value="4628.89519776256" calcext:value-type="float">
            <text:p>4628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580642455661" calcext:value-type="percentage">
            <text:p>3,5%</text:p>
          </table:table-cell>
          <table:table-cell table:style-name="ce5" table:formula="of:=[$calcul.$L28]" office:value-type="percentage" office:value="0.0355246035040871" calcext:value-type="percentage">
            <text:p>3,6%</text:p>
          </table:table-cell>
          <table:table-cell table:style-name="ce5" table:formula="of:=[$calcul.$L21]" office:value-type="percentage" office:value="0.0355341570632129" calcext:value-type="percentage">
            <text:p>3,6%</text:p>
          </table:table-cell>
          <table:table-cell table:style-name="ce8" table:formula="of:=([.E39]-[.$D39])/[.E39]" office:value-type="percentage" office:value="0.00187304718301171" calcext:value-type="percentage">
            <text:p>0%</text:p>
          </table:table-cell>
          <table:table-cell table:style-name="ce8" table:formula="of:=([.F39]-[.$D39])/[.F39]" office:value-type="percentage" office:value="0.00214139926019269" calcext:value-type="percentage">
            <text:p>0%</text:p>
          </table:table-cell>
          <table:table-cell table:style-name="ce9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246035040871" calcext:value-type="percentage">
            <text:p>3,6%</text:p>
          </table:table-cell>
          <table:table-cell table:style-name="ce13" table:formula="of:=[.L39]/[.$L$33]" office:value-type="float" office:value="161.980561005587" calcext:value-type="float">
            <text:p>162,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41333" calcext:value-type="float">
            <text:p>41333</text:p>
          </table:table-cell>
          <table:table-cell table:style-name="ce14" table:formula="of:=[pmu.E2]" office:value-type="float" office:value="190779495" calcext:value-type="float">
            <text:p>190779495</text:p>
          </table:table-cell>
          <table:table-cell table:style-name="ce14" table:formula="of:=[pmu.F2]" office:value-type="float" office:value="252591602" calcext:value-type="float">
            <text:p>252591602</text:p>
          </table:table-cell>
          <table:table-cell table:style-name="ce14" table:formula="of:=[pmu.G2]" office:value-type="float" office:value="612983344" calcext:value-type="float">
            <text:p>612983344</text:p>
          </table:table-cell>
          <table:table-cell/>
          <table:table-cell table:style-name="ce17" table:formula="of:=[.I8]/[.H8]" office:value-type="float" office:value="2.42677642149005" calcext:value-type="float">
            <text:p>2,43</text:p>
          </table:table-cell>
          <table:table-cell table:style-name="ce20" table:formula="of:=[.F8]/[.G8]" office:value-type="percentage" office:value="0.000216653262448357" calcext:value-type="percentage">
            <text:p>0,0%</text:p>
          </table:table-cell>
          <table:table-cell table:style-name="ce23" table:formula="of:=['stats1-ht0'.D3]" office:value-type="float" office:value="0.000004" calcext:value-type="float">
            <text:p>0,000</text:p>
          </table:table-cell>
          <table:table-cell table:style-name="ce23" table:formula="of:=['stats1-ht0'.B3]+['stats1-ht0'.C3]" office:value-type="float" office:value="0.000001" calcext:value-type="float">
            <text:p>0,000</text:p>
          </table:table-cell>
          <table:table-cell table:style-name="ce26" table:formula="of:=[.N8]/([.M8]*[.C8])" office:value-type="percentage" office:value="0.25" calcext:value-type="percentage">
            <text:p>25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9668" calcext:value-type="float">
            <text:p>7879668</text:p>
          </table:table-cell>
          <table:table-cell table:style-name="ce14" table:formula="of:=[pmu.E3]" office:value-type="float" office:value="2695790446" calcext:value-type="float">
            <text:p>2695790446</text:p>
          </table:table-cell>
          <table:table-cell table:style-name="ce14" table:formula="of:=[pmu.F3]" office:value-type="float" office:value="2252054596" calcext:value-type="float">
            <text:p>2252054596</text:p>
          </table:table-cell>
          <table:table-cell table:style-name="ce14" table:formula="of:=[pmu.G3]" office:value-type="float" office:value="6653024654" calcext:value-type="float">
            <text:p>6653024654</text:p>
          </table:table-cell>
          <table:table-cell/>
          <table:table-cell table:style-name="ce17" table:formula="of:=[.I9]/[.H9]" office:value-type="float" office:value="2.95420220531812" calcext:value-type="float">
            <text:p>2,95</text:p>
          </table:table-cell>
          <table:table-cell table:style-name="ce20" table:formula="of:=[.F9]/[.G9]" office:value-type="percentage" office:value="0.00292295271381046" calcext:value-type="percentage">
            <text:p>0,3%</text:p>
          </table:table-cell>
          <table:table-cell table:style-name="ce23" table:formula="of:=['stats1-ht0'.D4]" office:value-type="float" office:value="0.527578" calcext:value-type="float">
            <text:p>0,528</text:p>
          </table:table-cell>
          <table:table-cell table:style-name="ce23" table:formula="of:=['stats1-ht0'.B4]+['stats1-ht0'.C4]" office:value-type="float" office:value="0.526899" calcext:value-type="float">
            <text:p>0,527</text:p>
          </table:table-cell>
          <table:table-cell table:style-name="ce26" table:formula="of:=[.N9]/([.M9]*[.C9])" office:value-type="percentage" office:value="0.99871298651573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84853" calcext:value-type="float">
            <text:p>7884853</text:p>
          </table:table-cell>
          <table:table-cell table:style-name="ce14" table:formula="of:=[pmu.E4]" office:value-type="float" office:value="1190359393" calcext:value-type="float">
            <text:p>1190359393</text:p>
          </table:table-cell>
          <table:table-cell table:style-name="ce14" table:formula="of:=[pmu.F4]" office:value-type="float" office:value="3079995305" calcext:value-type="float">
            <text:p>3079995305</text:p>
          </table:table-cell>
          <table:table-cell table:style-name="ce14" table:formula="of:=[pmu.G4]" office:value-type="float" office:value="4613048879" calcext:value-type="float">
            <text:p>4613048879</text:p>
          </table:table-cell>
          <table:table-cell/>
          <table:table-cell table:style-name="ce17" table:formula="of:=[.I10]/[.H10]" office:value-type="float" office:value="1.49774542562168" calcext:value-type="float">
            <text:p>1,50</text:p>
          </table:table-cell>
          <table:table-cell table:style-name="ce20" table:formula="of:=[.F10]/[.G10]" office:value-type="percentage" office:value="0.00662392639262351" calcext:value-type="percentage">
            <text:p>0,7%</text:p>
          </table:table-cell>
          <table:table-cell table:style-name="ce23" table:formula="of:=['stats1-ht0'.D5]" office:value-type="float" office:value="0.753023" calcext:value-type="float">
            <text:p>0,753</text:p>
          </table:table-cell>
          <table:table-cell table:style-name="ce23" table:formula="of:=['stats1-ht0'.B5]+['stats1-ht0'.C5]" office:value-type="float" office:value="0.751971" calcext:value-type="float">
            <text:p>0,752</text:p>
          </table:table-cell>
          <table:table-cell table:style-name="ce26" table:formula="of:=[.N10]/([.M10]*[.C10])" office:value-type="percentage" office:value="0.9986029643184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902979" calcext:value-type="float">
            <text:p>7902979</text:p>
          </table:table-cell>
          <table:table-cell table:style-name="ce14" table:formula="of:=[pmu.E5]" office:value-type="float" office:value="1690792778" calcext:value-type="float">
            <text:p>1690792778</text:p>
          </table:table-cell>
          <table:table-cell table:style-name="ce14" table:formula="of:=[pmu.F5]" office:value-type="float" office:value="12747117554" calcext:value-type="float">
            <text:p>12747117554</text:p>
          </table:table-cell>
          <table:table-cell table:style-name="ce14" table:formula="of:=[pmu.G5]" office:value-type="float" office:value="5113027928" calcext:value-type="float">
            <text:p>5113027928</text:p>
          </table:table-cell>
          <table:table-cell/>
          <table:table-cell table:style-name="ce17" table:formula="of:=[.I11]/[.H11]" office:value-type="float" office:value="0.40111247945584" calcext:value-type="float">
            <text:p>0,40</text:p>
          </table:table-cell>
          <table:table-cell table:style-name="ce20" table:formula="of:=[.F11]/[.G11]" office:value-type="percentage" office:value="0.00467412630502731" calcext:value-type="percentage">
            <text:p>0,5%</text:p>
          </table:table-cell>
          <table:table-cell table:style-name="ce23" table:formula="of:=['stats1-ht0'.D6]" office:value-type="float" office:value="3.195512" calcext:value-type="float">
            <text:p>3,196</text:p>
          </table:table-cell>
          <table:table-cell table:style-name="ce23" table:formula="of:=['stats1-ht0'.B6]+['stats1-ht0'.C6]" office:value-type="float" office:value="3.192162" calcext:value-type="float">
            <text:p>3,192</text:p>
          </table:table-cell>
          <table:table-cell table:style-name="ce26" table:formula="of:=[.N11]/([.M11]*[.C11])" office:value-type="percentage" office:value="0.99895165469571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19087" calcext:value-type="float">
            <text:p>7919087</text:p>
          </table:table-cell>
          <table:table-cell table:style-name="ce14" table:formula="of:=[pmu.E6]" office:value-type="float" office:value="4690793172" calcext:value-type="float">
            <text:p>4690793172</text:p>
          </table:table-cell>
          <table:table-cell table:style-name="ce14" table:formula="of:=[pmu.F6]" office:value-type="float" office:value="25296030001" calcext:value-type="float">
            <text:p>25296030001</text:p>
          </table:table-cell>
          <table:table-cell table:style-name="ce14" table:formula="of:=[pmu.G6]" office:value-type="float" office:value="11613033983" calcext:value-type="float">
            <text:p>11613033983</text:p>
          </table:table-cell>
          <table:table-cell/>
          <table:table-cell table:style-name="ce17" table:formula="of:=[.I12]/[.H12]" office:value-type="float" office:value="0.459085239167605" calcext:value-type="float">
            <text:p>0,46</text:p>
          </table:table-cell>
          <table:table-cell table:style-name="ce20" table:formula="of:=[.F12]/[.G12]" office:value-type="percentage" office:value="0.00168821917949189" calcext:value-type="percentage">
            <text:p>0,2%</text:p>
          </table:table-cell>
          <table:table-cell table:style-name="ce23" table:formula="of:=['stats1-ht0'.D7]" office:value-type="float" office:value="6.335589" calcext:value-type="float">
            <text:p>6,336</text:p>
          </table:table-cell>
          <table:table-cell table:style-name="ce23" table:formula="of:=['stats1-ht0'.B7]+['stats1-ht0'.C7]" office:value-type="float" office:value="6.329526" calcext:value-type="float">
            <text:p>6,330</text:p>
          </table:table-cell>
          <table:table-cell table:style-name="ce26" table:formula="of:=[.N12]/([.M12]*[.C12])" office:value-type="percentage" office:value="0.99904302504471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613292" calcext:value-type="float">
            <text:p>502613292</text:p>
          </table:table-cell>
          <table:table-cell table:style-name="ce14" table:formula="of:=[pmu.E7]" office:value-type="float" office:value="690536164" calcext:value-type="float">
            <text:p>690536164</text:p>
          </table:table-cell>
          <table:table-cell table:style-name="ce14" table:formula="of:=[pmu.F7]" office:value-type="float" office:value="4971409285" calcext:value-type="float">
            <text:p>4971409285</text:p>
          </table:table-cell>
          <table:table-cell table:style-name="ce14" table:formula="of:=[pmu.G7]" office:value-type="float" office:value="5113066662" calcext:value-type="float">
            <text:p>5113066662</text:p>
          </table:table-cell>
          <table:table-cell/>
          <table:table-cell table:style-name="ce17" table:formula="of:=[.I13]/[.H13]" office:value-type="float" office:value="1.02849441051402" calcext:value-type="float">
            <text:p>1,03</text:p>
          </table:table-cell>
          <table:table-cell table:style-name="ce20" table:formula="of:=[.F13]/[.G13]" office:value-type="percentage" office:value="0.727859478189473" calcext:value-type="percentage">
            <text:p>72,8%</text:p>
          </table:table-cell>
          <table:table-cell table:style-name="ce23" table:formula="of:=['stats1-ht0'.D8]" office:value-type="float" office:value="1.751319" calcext:value-type="float">
            <text:p>1,751</text:p>
          </table:table-cell>
          <table:table-cell table:style-name="ce23" table:formula="of:=['stats1-ht0'.B8]+['stats1-ht0'.C8]" office:value-type="float" office:value="1.741233" calcext:value-type="float">
            <text:p>1,741</text:p>
          </table:table-cell>
          <table:table-cell table:style-name="ce26" table:formula="of:=[.N13]/([.M13]*[.C13])" office:value-type="percentage" office:value="0.99424091213536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73323" calcext:value-type="float">
            <text:p>7873323</text:p>
          </table:table-cell>
          <table:table-cell table:style-name="ce14" table:formula="of:=[pmu.E8]" office:value-type="float" office:value="222046047" calcext:value-type="float">
            <text:p>222046047</text:p>
          </table:table-cell>
          <table:table-cell table:style-name="ce14" table:formula="of:=[pmu.F8]" office:value-type="float" office:value="719816145" calcext:value-type="float">
            <text:p>719816145</text:p>
          </table:table-cell>
          <table:table-cell table:style-name="ce14" table:formula="of:=[pmu.G8]" office:value-type="float" office:value="2206801726" calcext:value-type="float">
            <text:p>2206801726</text:p>
          </table:table-cell>
          <table:table-cell/>
          <table:table-cell table:style-name="ce17" table:formula="of:=[.I14]/[.H14]" office:value-type="float" office:value="3.06578525826202" calcext:value-type="float">
            <text:p>3,07</text:p>
          </table:table-cell>
          <table:table-cell table:style-name="ce20" table:formula="of:=[.F14]/[.G14]" office:value-type="percentage" office:value="0.0354580642455661" calcext:value-type="percentage">
            <text:p>3,5%</text:p>
          </table:table-cell>
          <table:table-cell table:style-name="ce23" table:formula="of:=['stats1-ht0'.D9]" office:value-type="float" office:value="0.130611" calcext:value-type="float">
            <text:p>0,131</text:p>
          </table:table-cell>
          <table:table-cell table:style-name="ce23" table:formula="of:=['stats1-ht0'.B9]+['stats1-ht0'.C9]" office:value-type="float" office:value="0.130383" calcext:value-type="float">
            <text:p>0,130</text:p>
          </table:table-cell>
          <table:table-cell table:style-name="ce26" table:formula="of:=[.N14]/([.M14]*[.C14])" office:value-type="percentage" office:value="0.99825435836185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42550" calcext:value-type="float">
            <text:p>42550</text:p>
          </table:table-cell>
          <table:table-cell table:style-name="ce14" table:formula="of:=[pmu.E9]" office:value-type="float" office:value="190781644" calcext:value-type="float">
            <text:p>190781644</text:p>
          </table:table-cell>
          <table:table-cell table:style-name="ce14" table:formula="of:=[pmu.F9]" office:value-type="float" office:value="525943421" calcext:value-type="float">
            <text:p>525943421</text:p>
          </table:table-cell>
          <table:table-cell table:style-name="ce14" table:formula="of:=[pmu.G9]" office:value-type="float" office:value="632991473" calcext:value-type="float">
            <text:p>632991473</text:p>
          </table:table-cell>
          <table:table-cell/>
          <table:table-cell table:style-name="ce18" table:formula="of:=[.I15]/[.H15]" office:value-type="float" office:value="1.20353530004514" calcext:value-type="float">
            <text:p>1,20</text:p>
          </table:table-cell>
          <table:table-cell table:style-name="ce21" table:formula="of:=[.F15]/[.G15]" office:value-type="percentage" office:value="0.000223029842430753" calcext:value-type="percentage">
            <text:p>0,0%</text:p>
          </table:table-cell>
          <table:table-cell table:style-name="ce24" table:formula="of:=['stats2-ht1'.D3]" office:value-type="float" office:value="0.000004" calcext:value-type="float">
            <text:p>0,000</text:p>
          </table:table-cell>
          <table:table-cell table:style-name="ce24" table:formula="of:=['stats2-ht1'.B3]+['stats2-ht1'.C3]" office:value-type="float" office:value="0.000001" calcext:value-type="float">
            <text:p>0,000</text:p>
          </table:table-cell>
          <table:table-cell table:style-name="ce27" table:formula="of:=[.N22]/([.M22]*[.C15])" office:value-type="percentage" office:value="0.444444444444444" calcext:value-type="percentage">
            <text:p>44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884217" calcext:value-type="float">
            <text:p>7884217</text:p>
          </table:table-cell>
          <table:table-cell table:style-name="ce14" table:formula="of:=[pmu.E10]" office:value-type="float" office:value="2695793312" calcext:value-type="float">
            <text:p>2695793312</text:p>
          </table:table-cell>
          <table:table-cell table:style-name="ce14" table:formula="of:=[pmu.F10]" office:value-type="float" office:value="4461236445" calcext:value-type="float">
            <text:p>4461236445</text:p>
          </table:table-cell>
          <table:table-cell table:style-name="ce14" table:formula="of:=[pmu.G10]" office:value-type="float" office:value="6673029357" calcext:value-type="float">
            <text:p>6673029357</text:p>
          </table:table-cell>
          <table:table-cell/>
          <table:table-cell table:style-name="ce18" table:formula="of:=[.I16]/[.H16]" office:value-type="float" office:value="1.49578024820426" calcext:value-type="float">
            <text:p>1,50</text:p>
          </table:table-cell>
          <table:table-cell table:style-name="ce21" table:formula="of:=[.F16]/[.G16]" office:value-type="percentage" office:value="0.00292463705021611" calcext:value-type="percentage">
            <text:p>0,3%</text:p>
          </table:table-cell>
          <table:table-cell table:style-name="ce24" table:formula="of:=['stats2-ht1'.D4]" office:value-type="float" office:value="0.511576" calcext:value-type="float">
            <text:p>0,512</text:p>
          </table:table-cell>
          <table:table-cell table:style-name="ce24" table:formula="of:=['stats2-ht1'.B4]+['stats2-ht1'.C4]" office:value-type="float" office:value="1.021461" calcext:value-type="float">
            <text:p>1,021</text:p>
          </table:table-cell>
          <table:table-cell table:style-name="ce27" table:formula="of:=[.N23]/([.M23]*[.C16])" office:value-type="percentage" office:value="0.99392740454289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226803" calcext:value-type="float">
            <text:p>15226803</text:p>
          </table:table-cell>
          <table:table-cell table:style-name="ce14" table:formula="of:=[pmu.E11]" office:value-type="float" office:value="1190741757" calcext:value-type="float">
            <text:p>1190741757</text:p>
          </table:table-cell>
          <table:table-cell table:style-name="ce14" table:formula="of:=[pmu.F11]" office:value-type="float" office:value="11792699413" calcext:value-type="float">
            <text:p>11792699413</text:p>
          </table:table-cell>
          <table:table-cell table:style-name="ce14" table:formula="of:=[pmu.G11]" office:value-type="float" office:value="4633071888" calcext:value-type="float">
            <text:p>4633071888</text:p>
          </table:table-cell>
          <table:table-cell/>
          <table:table-cell table:style-name="ce18" table:formula="of:=[.I17]/[.H17]" office:value-type="float" office:value="0.392876280971989" calcext:value-type="float">
            <text:p>0,39</text:p>
          </table:table-cell>
          <table:table-cell table:style-name="ce21" table:formula="of:=[.F17]/[.G17]" office:value-type="percentage" office:value="0.0127876619010683" calcext:value-type="percentage">
            <text:p>1,3%</text:p>
          </table:table-cell>
          <table:table-cell table:style-name="ce24" table:formula="of:=['stats2-ht1'.D5]" office:value-type="float" office:value="1.483448" calcext:value-type="float">
            <text:p>1,483</text:p>
          </table:table-cell>
          <table:table-cell table:style-name="ce24" table:formula="of:=['stats2-ht1'.B5]+['stats2-ht1'.C5]" office:value-type="float" office:value="2.945882" calcext:value-type="float">
            <text:p>2,946</text:p>
          </table:table-cell>
          <table:table-cell table:style-name="ce27" table:formula="of:=[.N24]/([.M24]*[.C17])" office:value-type="percentage" office:value="0.979360515487837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7924485" calcext:value-type="float">
            <text:p>7924485</text:p>
          </table:table-cell>
          <table:table-cell table:style-name="ce14" table:formula="of:=[pmu.E12]" office:value-type="float" office:value="1690797155" calcext:value-type="float">
            <text:p>1690797155</text:p>
          </table:table-cell>
          <table:table-cell table:style-name="ce14" table:formula="of:=[pmu.F12]" office:value-type="float" office:value="26868892274" calcext:value-type="float">
            <text:p>26868892274</text:p>
          </table:table-cell>
          <table:table-cell table:style-name="ce14" table:formula="of:=[pmu.G12]" office:value-type="float" office:value="5133035819" calcext:value-type="float">
            <text:p>5133035819</text:p>
          </table:table-cell>
          <table:table-cell/>
          <table:table-cell table:style-name="ce18" table:formula="of:=[.I18]/[.H18]" office:value-type="float" office:value="0.191040098216741" calcext:value-type="float">
            <text:p>0,19</text:p>
          </table:table-cell>
          <table:table-cell table:style-name="ce21" table:formula="of:=[.F18]/[.G18]" office:value-type="percentage" office:value="0.00468683364918484" calcext:value-type="percentage">
            <text:p>0,5%</text:p>
          </table:table-cell>
          <table:table-cell table:style-name="ce24" table:formula="of:=['stats2-ht1'.D6]" office:value-type="float" office:value="2.557686" calcext:value-type="float">
            <text:p>2,558</text:p>
          </table:table-cell>
          <table:table-cell table:style-name="ce24" table:formula="of:=['stats2-ht1'.B6]+['stats2-ht1'.C6]" office:value-type="float" office:value="5.107601" calcext:value-type="float">
            <text:p>5,108</text:p>
          </table:table-cell>
          <table:table-cell table:style-name="ce27" table:formula="of:=[.N25]/([.M25]*[.C18])" office:value-type="percentage" office:value="0.98631977813952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8162492" calcext:value-type="float">
            <text:p>8162492</text:p>
          </table:table-cell>
          <table:table-cell table:style-name="ce14" table:formula="of:=[pmu.E13]" office:value-type="float" office:value="5283671012" calcext:value-type="float">
            <text:p>5283671012</text:p>
          </table:table-cell>
          <table:table-cell table:style-name="ce14" table:formula="of:=[pmu.F13]" office:value-type="float" office:value="51981704152" calcext:value-type="float">
            <text:p>51981704152</text:p>
          </table:table-cell>
          <table:table-cell table:style-name="ce14" table:formula="of:=[pmu.G13]" office:value-type="float" office:value="15953257917" calcext:value-type="float">
            <text:p>15953257917</text:p>
          </table:table-cell>
          <table:table-cell/>
          <table:table-cell table:style-name="ce18" table:formula="of:=[.I19]/[.H19]" office:value-type="float" office:value="0.306901402661809" calcext:value-type="float">
            <text:p>0,31</text:p>
          </table:table-cell>
          <table:table-cell table:style-name="ce21" table:formula="of:=[.F19]/[.G19]" office:value-type="percentage" office:value="0.00154485242958197" calcext:value-type="percentage">
            <text:p>0,2%</text:p>
          </table:table-cell>
          <table:table-cell table:style-name="ce24" table:formula="of:=['stats2-ht1'.D7]" office:value-type="float" office:value="37.6475" calcext:value-type="float">
            <text:p>37,648</text:p>
          </table:table-cell>
          <table:table-cell table:style-name="ce24" table:formula="of:=['stats2-ht1'.B7]+['stats2-ht1'.C7]" office:value-type="float" office:value="75.166848" calcext:value-type="float">
            <text:p>75,167</text:p>
          </table:table-cell>
          <table:table-cell table:style-name="ce27" table:formula="of:=[.N26]/([.M26]*[.C19])" office:value-type="percentage" office:value="0.98759244478246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391765594" calcext:value-type="float">
            <text:p>391765594</text:p>
          </table:table-cell>
          <table:table-cell table:style-name="ce14" table:formula="of:=[pmu.E14]" office:value-type="float" office:value="690724923" calcext:value-type="float">
            <text:p>690724923</text:p>
          </table:table-cell>
          <table:table-cell table:style-name="ce14" table:formula="of:=[pmu.F14]" office:value-type="float" office:value="7221818966" calcext:value-type="float">
            <text:p>7221818966</text:p>
          </table:table-cell>
          <table:table-cell table:style-name="ce14" table:formula="of:=[pmu.G14]" office:value-type="float" office:value="5133071995" calcext:value-type="float">
            <text:p>5133071995</text:p>
          </table:table-cell>
          <table:table-cell/>
          <table:table-cell table:style-name="ce18" table:formula="of:=[.I20]/[.H20]" office:value-type="float" office:value="0.710772731796002" calcext:value-type="float">
            <text:p>0,71</text:p>
          </table:table-cell>
          <table:table-cell table:style-name="ce21" table:formula="of:=[.F20]/[.G20]" office:value-type="percentage" office:value="0.567180336129264" calcext:value-type="percentage">
            <text:p>56,7%</text:p>
          </table:table-cell>
          <table:table-cell table:style-name="ce24" table:formula="of:=['stats2-ht1'.D8]" office:value-type="float" office:value="1.218746" calcext:value-type="float">
            <text:p>1,219</text:p>
          </table:table-cell>
          <table:table-cell table:style-name="ce24" table:formula="of:=['stats2-ht1'.B8]+['stats2-ht1'.C8]" office:value-type="float" office:value="2.425028" calcext:value-type="float">
            <text:p>2,425</text:p>
          </table:table-cell>
          <table:table-cell table:style-name="ce27" table:formula="of:=[.N27]/([.M27]*[.C20])" office:value-type="percentage" office:value="0.978955879004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890445" calcext:value-type="float">
            <text:p>7890445</text:p>
          </table:table-cell>
          <table:table-cell table:style-name="ce14" table:formula="of:=[pmu.E15]" office:value-type="float" office:value="222052404" calcext:value-type="float">
            <text:p>222052404</text:p>
          </table:table-cell>
          <table:table-cell table:style-name="ce14" table:formula="of:=[pmu.F15]" office:value-type="float" office:value="1268675397" calcext:value-type="float">
            <text:p>1268675397</text:p>
          </table:table-cell>
          <table:table-cell table:style-name="ce14" table:formula="of:=[pmu.G15]" office:value-type="float" office:value="2226827802" calcext:value-type="float">
            <text:p>2226827802</text:p>
          </table:table-cell>
          <table:table-cell/>
          <table:table-cell table:style-name="ce18" table:formula="of:=[.I21]/[.H21]" office:value-type="float" office:value="1.75523842210995" calcext:value-type="float">
            <text:p>1,76</text:p>
          </table:table-cell>
          <table:table-cell table:style-name="ce21" table:formula="of:=[.F21]/[.G21]" office:value-type="percentage" office:value="0.0355341570632129" calcext:value-type="percentage">
            <text:p>3,6%</text:p>
          </table:table-cell>
          <table:table-cell table:style-name="ce24" table:formula="of:=['stats2-ht1'.D9]" office:value-type="float" office:value="0.125804" calcext:value-type="float">
            <text:p>0,126</text:p>
          </table:table-cell>
          <table:table-cell table:style-name="ce24" table:formula="of:=['stats2-ht1'.B9]+['stats2-ht1'.C9]" office:value-type="float" office:value="0.207328" calcext:value-type="float">
            <text:p>0,207</text:p>
          </table:table-cell>
          <table:table-cell table:style-name="ce27" table:formula="of:=[.N28]/([.M28]*[.C21])" office:value-type="percentage" office:value="0.746801028880279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41841" calcext:value-type="float">
            <text:p>41841</text:p>
          </table:table-cell>
          <table:table-cell table:style-name="ce14" table:formula="of:=[pmu.E16]" office:value-type="float" office:value="190781261" calcext:value-type="float">
            <text:p>190781261</text:p>
          </table:table-cell>
          <table:table-cell table:style-name="ce14" table:formula="of:=[pmu.F16]" office:value-type="float" office:value="526149505" calcext:value-type="float">
            <text:p>526149505</text:p>
          </table:table-cell>
          <table:table-cell table:style-name="ce14" table:formula="of:=[pmu.G16]" office:value-type="float" office:value="632989616" calcext:value-type="float">
            <text:p>632989616</text:p>
          </table:table-cell>
          <table:table-cell/>
          <table:table-cell table:style-name="ce19" table:formula="of:=[.I22]/[.H22]" office:value-type="float" office:value="1.20306036589353" calcext:value-type="float">
            <text:p>1,20</text:p>
          </table:table-cell>
          <table:table-cell table:style-name="ce22" table:formula="of:=[.F22]/[.G22]" office:value-type="percentage" office:value="0.000219313992268874" calcext:value-type="percentage">
            <text:p>0,0%</text:p>
          </table:table-cell>
          <table:table-cell table:style-name="ce25" table:formula="of:=['stats2-ht0'.D3]" office:value-type="float" office:value="0.000018" calcext:value-type="float">
            <text:p>0,000</text:p>
          </table:table-cell>
          <table:table-cell table:style-name="ce25" table:formula="of:=['stats2-ht0'.B3]+['stats2-ht0'.C3]" office:value-type="float" office:value="0.000016" calcext:value-type="float">
            <text:p>0,000</text:p>
          </table:table-cell>
          <table:table-cell table:style-name="ce28" table:formula="of:=[.N22]/([.M22]*[.C22])" office:value-type="percentage" office:value="0.444444444444444" calcext:value-type="percentage">
            <text:p>44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878274" calcext:value-type="float">
            <text:p>7878274</text:p>
          </table:table-cell>
          <table:table-cell table:style-name="ce14" table:formula="of:=[pmu.E17]" office:value-type="float" office:value="2695793211" calcext:value-type="float">
            <text:p>2695793211</text:p>
          </table:table-cell>
          <table:table-cell table:style-name="ce14" table:formula="of:=[pmu.F17]" office:value-type="float" office:value="2533846734" calcext:value-type="float">
            <text:p>2533846734</text:p>
          </table:table-cell>
          <table:table-cell table:style-name="ce14" table:formula="of:=[pmu.G17]" office:value-type="float" office:value="6673028702" calcext:value-type="float">
            <text:p>6673028702</text:p>
          </table:table-cell>
          <table:table-cell/>
          <table:table-cell table:style-name="ce19" table:formula="of:=[.I23]/[.H23]" office:value-type="float" office:value="2.63355656538301" calcext:value-type="float">
            <text:p>2,63</text:p>
          </table:table-cell>
          <table:table-cell table:style-name="ce22" table:formula="of:=[.F23]/[.G23]" office:value-type="percentage" office:value="0.00292243261384191" calcext:value-type="percentage">
            <text:p>0,3%</text:p>
          </table:table-cell>
          <table:table-cell table:style-name="ce25" table:formula="of:=['stats2-ht0'.D4]" office:value-type="float" office:value="0.268419" calcext:value-type="float">
            <text:p>0,268</text:p>
          </table:table-cell>
          <table:table-cell table:style-name="ce25" table:formula="of:=['stats2-ht0'.B4]+['stats2-ht0'.C4]" office:value-type="float" office:value="0.533578" calcext:value-type="float">
            <text:p>0,534</text:p>
          </table:table-cell>
          <table:table-cell table:style-name="ce28" table:formula="of:=[.N23]/([.M23]*[.C23])" office:value-type="percentage" office:value="0.99392740454289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255691055" calcext:value-type="float">
            <text:p>255691055</text:p>
          </table:table-cell>
          <table:table-cell table:style-name="ce14" table:formula="of:=[pmu.E18]" office:value-type="float" office:value="1190746774" calcext:value-type="float">
            <text:p>1190746774</text:p>
          </table:table-cell>
          <table:table-cell table:style-name="ce14" table:formula="of:=[pmu.F18]" office:value-type="float" office:value="23260150595" calcext:value-type="float">
            <text:p>23260150595</text:p>
          </table:table-cell>
          <table:table-cell table:style-name="ce14" table:formula="of:=[pmu.G18]" office:value-type="float" office:value="4633071661" calcext:value-type="float">
            <text:p>4633071661</text:p>
          </table:table-cell>
          <table:table-cell/>
          <table:table-cell table:style-name="ce19" table:formula="of:=[.I24]/[.H24]" office:value-type="float" office:value="0.199184938295108" calcext:value-type="float">
            <text:p>0,20</text:p>
          </table:table-cell>
          <table:table-cell table:style-name="ce22" table:formula="of:=[.F24]/[.G24]" office:value-type="percentage" office:value="0.214731679802141" calcext:value-type="percentage">
            <text:p>21,5%</text:p>
          </table:table-cell>
          <table:table-cell table:style-name="ce25" table:formula="of:=['stats2-ht0'.D5]" office:value-type="float" office:value="1.702465" calcext:value-type="float">
            <text:p>1,702</text:p>
          </table:table-cell>
          <table:table-cell table:style-name="ce25" table:formula="of:=['stats2-ht0'.B5]+['stats2-ht0'.C5]" office:value-type="float" office:value="3.334654" calcext:value-type="float">
            <text:p>3,335</text:p>
          </table:table-cell>
          <table:table-cell table:style-name="ce28" table:formula="of:=[.N24]/([.M24]*[.C24])" office:value-type="percentage" office:value="0.979360515487837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626906600" calcext:value-type="float">
            <text:p>626906600</text:p>
          </table:table-cell>
          <table:table-cell table:style-name="ce14" table:formula="of:=[pmu.E19]" office:value-type="float" office:value="1689503360" calcext:value-type="float">
            <text:p>1689503360</text:p>
          </table:table-cell>
          <table:table-cell table:style-name="ce14" table:formula="of:=[pmu.F19]" office:value-type="float" office:value="101953077935" calcext:value-type="float">
            <text:p>101953077935</text:p>
          </table:table-cell>
          <table:table-cell table:style-name="ce14" table:formula="of:=[pmu.G19]" office:value-type="float" office:value="5133055678" calcext:value-type="float">
            <text:p>5133055678</text:p>
          </table:table-cell>
          <table:table-cell/>
          <table:table-cell table:style-name="ce19" table:formula="of:=[.I25]/[.H25]" office:value-type="float" office:value="0.0503472360223648" calcext:value-type="float">
            <text:p>0,05</text:p>
          </table:table-cell>
          <table:table-cell table:style-name="ce22" table:formula="of:=[.F25]/[.G25]" office:value-type="percentage" office:value="0.371059694134021" calcext:value-type="percentage">
            <text:p>37,1%</text:p>
          </table:table-cell>
          <table:table-cell table:style-name="ce25" table:formula="of:=['stats2-ht0'.D6]" office:value-type="float" office:value="12.294574" calcext:value-type="float">
            <text:p>12,295</text:p>
          </table:table-cell>
          <table:table-cell table:style-name="ce25" table:formula="of:=['stats2-ht0'.B6]+['stats2-ht0'.C6]" office:value-type="float" office:value="24.252763" calcext:value-type="float">
            <text:p>24,253</text:p>
          </table:table-cell>
          <table:table-cell table:style-name="ce28" table:formula="of:=[.N25]/([.M25]*[.C25])" office:value-type="percentage" office:value="0.98631977813952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715922347" calcext:value-type="float">
            <text:p>715922347</text:p>
          </table:table-cell>
          <table:table-cell table:style-name="ce14" table:formula="of:=[pmu.E20]" office:value-type="float" office:value="5145030506" calcext:value-type="float">
            <text:p>5145030506</text:p>
          </table:table-cell>
          <table:table-cell table:style-name="ce14" table:formula="of:=[pmu.F20]" office:value-type="float" office:value="97710463438" calcext:value-type="float">
            <text:p>97710463438</text:p>
          </table:table-cell>
          <table:table-cell table:style-name="ce14" table:formula="of:=[pmu.G20]" office:value-type="float" office:value="14827460264" calcext:value-type="float">
            <text:p>14827460264</text:p>
          </table:table-cell>
          <table:table-cell/>
          <table:table-cell table:style-name="ce19" table:formula="of:=[.I26]/[.H26]" office:value-type="float" office:value="0.151748950340497" calcext:value-type="float">
            <text:p>0,15</text:p>
          </table:table-cell>
          <table:table-cell table:style-name="ce22" table:formula="of:=[.F26]/[.G26]" office:value-type="percentage" office:value="0.139148319172279" calcext:value-type="percentage">
            <text:p>13,9%</text:p>
          </table:table-cell>
          <table:table-cell table:style-name="ce25" table:formula="of:=['stats2-ht0'.D7]" office:value-type="float" office:value="33.168178" calcext:value-type="float">
            <text:p>33,168</text:p>
          </table:table-cell>
          <table:table-cell table:style-name="ce25" table:formula="of:=['stats2-ht0'.B7]+['stats2-ht0'.C7]" office:value-type="float" office:value="65.513284" calcext:value-type="float">
            <text:p>65,513</text:p>
          </table:table-cell>
          <table:table-cell table:style-name="ce28" table:formula="of:=[.N26]/([.M26]*[.C26])" office:value-type="percentage" office:value="0.98759244478246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99593543" calcext:value-type="float">
            <text:p>699593543</text:p>
          </table:table-cell>
          <table:table-cell table:style-name="ce14" table:formula="of:=[pmu.E21]" office:value-type="float" office:value="689131503" calcext:value-type="float">
            <text:p>689131503</text:p>
          </table:table-cell>
          <table:table-cell table:style-name="ce14" table:formula="of:=[pmu.F21]" office:value-type="float" office:value="9349488773" calcext:value-type="float">
            <text:p>9349488773</text:p>
          </table:table-cell>
          <table:table-cell table:style-name="ce14" table:formula="of:=[pmu.G21]" office:value-type="float" office:value="5133072562" calcext:value-type="float">
            <text:p>5133072562</text:p>
          </table:table-cell>
          <table:table-cell/>
          <table:table-cell table:style-name="ce19" table:formula="of:=[.I27]/[.H27]" office:value-type="float" office:value="0.549021736549231" calcext:value-type="float">
            <text:p>0,55</text:p>
          </table:table-cell>
          <table:table-cell table:style-name="ce22" table:formula="of:=[.F27]/[.G27]" office:value-type="percentage" office:value="1.01518148561553" calcext:value-type="percentage">
            <text:p>101,5%</text:p>
          </table:table-cell>
          <table:table-cell table:style-name="ce25" table:formula="of:=['stats2-ht0'.D8]" office:value-type="float" office:value="1.892999" calcext:value-type="float">
            <text:p>1,893</text:p>
          </table:table-cell>
          <table:table-cell table:style-name="ce25" table:formula="of:=['stats2-ht0'.B8]+['stats2-ht0'.C8]" office:value-type="float" office:value="3.706325" calcext:value-type="float">
            <text:p>3,706</text:p>
          </table:table-cell>
          <table:table-cell table:style-name="ce28" table:formula="of:=[.N27]/([.M27]*[.C27])" office:value-type="percentage" office:value="0.97895587900469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88324" calcext:value-type="float">
            <text:p>7888324</text:p>
          </table:table-cell>
          <table:table-cell table:style-name="ce14" table:formula="of:=[pmu.E22]" office:value-type="float" office:value="222052415" calcext:value-type="float">
            <text:p>222052415</text:p>
          </table:table-cell>
          <table:table-cell table:style-name="ce14" table:formula="of:=[pmu.F22]" office:value-type="float" office:value="1006594613" calcext:value-type="float">
            <text:p>1006594613</text:p>
          </table:table-cell>
          <table:table-cell table:style-name="ce14" table:formula="of:=[pmu.G22]" office:value-type="float" office:value="2226827832" calcext:value-type="float">
            <text:p>2226827832</text:p>
          </table:table-cell>
          <table:table-cell/>
          <table:table-cell table:style-name="ce19" table:formula="of:=[.I28]/[.H28]" office:value-type="float" office:value="2.21223897211538" calcext:value-type="float">
            <text:p>2,21</text:p>
          </table:table-cell>
          <table:table-cell table:style-name="ce22" table:formula="of:=[.F28]/[.G28]" office:value-type="percentage" office:value="0.0355246035040871" calcext:value-type="percentage">
            <text:p>3,6%</text:p>
          </table:table-cell>
          <table:table-cell table:style-name="ce25" table:formula="of:=['stats2-ht0'.D9]" office:value-type="float" office:value="0.092139" calcext:value-type="float">
            <text:p>0,092</text:p>
          </table:table-cell>
          <table:table-cell table:style-name="ce25" table:formula="of:=['stats2-ht0'.B9]+['stats2-ht0'.C9]" office:value-type="float" office:value="0.137619" calcext:value-type="float">
            <text:p>0,138</text:p>
          </table:table-cell>
          <table:table-cell table:style-name="ce28" table:formula="of:=[.N28]/([.M28]*[.C28])" office:value-type="percentage" office:value="0.746801028880279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41333" calcext:value-type="float">
            <text:p>41333</text:p>
          </table:table-cell>
          <table:table-cell office:value-type="float" office:value="190779495" calcext:value-type="float">
            <text:p>190779495</text:p>
          </table:table-cell>
          <table:table-cell office:value-type="float" office:value="252591602" calcext:value-type="float">
            <text:p>252591602</text:p>
          </table:table-cell>
          <table:table-cell office:value-type="float" office:value="612983344" calcext:value-type="float">
            <text:p>61298334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9668" calcext:value-type="float">
            <text:p>7879668</text:p>
          </table:table-cell>
          <table:table-cell office:value-type="float" office:value="2695790446" calcext:value-type="float">
            <text:p>2695790446</text:p>
          </table:table-cell>
          <table:table-cell office:value-type="float" office:value="2252054596" calcext:value-type="float">
            <text:p>2252054596</text:p>
          </table:table-cell>
          <table:table-cell office:value-type="float" office:value="6653024654" calcext:value-type="float">
            <text:p>665302465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84853" calcext:value-type="float">
            <text:p>7884853</text:p>
          </table:table-cell>
          <table:table-cell office:value-type="float" office:value="1190359393" calcext:value-type="float">
            <text:p>1190359393</text:p>
          </table:table-cell>
          <table:table-cell office:value-type="float" office:value="3079995305" calcext:value-type="float">
            <text:p>3079995305</text:p>
          </table:table-cell>
          <table:table-cell office:value-type="float" office:value="4613048879" calcext:value-type="float">
            <text:p>4613048879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902979" calcext:value-type="float">
            <text:p>7902979</text:p>
          </table:table-cell>
          <table:table-cell office:value-type="float" office:value="1690792778" calcext:value-type="float">
            <text:p>1690792778</text:p>
          </table:table-cell>
          <table:table-cell office:value-type="float" office:value="12747117554" calcext:value-type="float">
            <text:p>12747117554</text:p>
          </table:table-cell>
          <table:table-cell office:value-type="float" office:value="5113027928" calcext:value-type="float">
            <text:p>5113027928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19087" calcext:value-type="float">
            <text:p>7919087</text:p>
          </table:table-cell>
          <table:table-cell office:value-type="float" office:value="4690793172" calcext:value-type="float">
            <text:p>4690793172</text:p>
          </table:table-cell>
          <table:table-cell office:value-type="float" office:value="25296030001" calcext:value-type="float">
            <text:p>25296030001</text:p>
          </table:table-cell>
          <table:table-cell office:value-type="float" office:value="11613033983" calcext:value-type="float">
            <text:p>11613033983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613292" calcext:value-type="float">
            <text:p>502613292</text:p>
          </table:table-cell>
          <table:table-cell office:value-type="float" office:value="690536164" calcext:value-type="float">
            <text:p>690536164</text:p>
          </table:table-cell>
          <table:table-cell office:value-type="float" office:value="4971409285" calcext:value-type="float">
            <text:p>4971409285</text:p>
          </table:table-cell>
          <table:table-cell office:value-type="float" office:value="5113066662" calcext:value-type="float">
            <text:p>511306666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73323" calcext:value-type="float">
            <text:p>7873323</text:p>
          </table:table-cell>
          <table:table-cell office:value-type="float" office:value="222046047" calcext:value-type="float">
            <text:p>222046047</text:p>
          </table:table-cell>
          <table:table-cell office:value-type="float" office:value="719816145" calcext:value-type="float">
            <text:p>719816145</text:p>
          </table:table-cell>
          <table:table-cell office:value-type="float" office:value="2206801726" calcext:value-type="float">
            <text:p>220680172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42550" calcext:value-type="float">
            <text:p>42550</text:p>
          </table:table-cell>
          <table:table-cell office:value-type="float" office:value="190781644" calcext:value-type="float">
            <text:p>190781644</text:p>
          </table:table-cell>
          <table:table-cell office:value-type="float" office:value="525943421" calcext:value-type="float">
            <text:p>525943421</text:p>
          </table:table-cell>
          <table:table-cell office:value-type="float" office:value="632991473" calcext:value-type="float">
            <text:p>6329914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884217" calcext:value-type="float">
            <text:p>7884217</text:p>
          </table:table-cell>
          <table:table-cell office:value-type="float" office:value="2695793312" calcext:value-type="float">
            <text:p>2695793312</text:p>
          </table:table-cell>
          <table:table-cell office:value-type="float" office:value="4461236445" calcext:value-type="float">
            <text:p>4461236445</text:p>
          </table:table-cell>
          <table:table-cell office:value-type="float" office:value="6673029357" calcext:value-type="float">
            <text:p>667302935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226803" calcext:value-type="float">
            <text:p>15226803</text:p>
          </table:table-cell>
          <table:table-cell office:value-type="float" office:value="1190741757" calcext:value-type="float">
            <text:p>1190741757</text:p>
          </table:table-cell>
          <table:table-cell office:value-type="float" office:value="11792699413" calcext:value-type="float">
            <text:p>11792699413</text:p>
          </table:table-cell>
          <table:table-cell office:value-type="float" office:value="4633071888" calcext:value-type="float">
            <text:p>463307188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7924485" calcext:value-type="float">
            <text:p>7924485</text:p>
          </table:table-cell>
          <table:table-cell office:value-type="float" office:value="1690797155" calcext:value-type="float">
            <text:p>1690797155</text:p>
          </table:table-cell>
          <table:table-cell office:value-type="float" office:value="26868892274" calcext:value-type="float">
            <text:p>26868892274</text:p>
          </table:table-cell>
          <table:table-cell office:value-type="float" office:value="5133035819" calcext:value-type="float">
            <text:p>513303581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8162492" calcext:value-type="float">
            <text:p>8162492</text:p>
          </table:table-cell>
          <table:table-cell office:value-type="float" office:value="5283671012" calcext:value-type="float">
            <text:p>5283671012</text:p>
          </table:table-cell>
          <table:table-cell office:value-type="float" office:value="51981704152" calcext:value-type="float">
            <text:p>51981704152</text:p>
          </table:table-cell>
          <table:table-cell office:value-type="float" office:value="15953257917" calcext:value-type="float">
            <text:p>1595325791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1765594" calcext:value-type="float">
            <text:p>391765594</text:p>
          </table:table-cell>
          <table:table-cell office:value-type="float" office:value="690724923" calcext:value-type="float">
            <text:p>690724923</text:p>
          </table:table-cell>
          <table:table-cell office:value-type="float" office:value="7221818966" calcext:value-type="float">
            <text:p>7221818966</text:p>
          </table:table-cell>
          <table:table-cell office:value-type="float" office:value="5133071995" calcext:value-type="float">
            <text:p>513307199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890445" calcext:value-type="float">
            <text:p>7890445</text:p>
          </table:table-cell>
          <table:table-cell office:value-type="float" office:value="222052404" calcext:value-type="float">
            <text:p>222052404</text:p>
          </table:table-cell>
          <table:table-cell office:value-type="float" office:value="1268675397" calcext:value-type="float">
            <text:p>1268675397</text:p>
          </table:table-cell>
          <table:table-cell office:value-type="float" office:value="2226827802" calcext:value-type="float">
            <text:p>222682780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41841" calcext:value-type="float">
            <text:p>41841</text:p>
          </table:table-cell>
          <table:table-cell office:value-type="float" office:value="190781261" calcext:value-type="float">
            <text:p>190781261</text:p>
          </table:table-cell>
          <table:table-cell office:value-type="float" office:value="526149505" calcext:value-type="float">
            <text:p>526149505</text:p>
          </table:table-cell>
          <table:table-cell office:value-type="float" office:value="632989616" calcext:value-type="float">
            <text:p>63298961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8274" calcext:value-type="float">
            <text:p>7878274</text:p>
          </table:table-cell>
          <table:table-cell office:value-type="float" office:value="2695793211" calcext:value-type="float">
            <text:p>2695793211</text:p>
          </table:table-cell>
          <table:table-cell office:value-type="float" office:value="2533846734" calcext:value-type="float">
            <text:p>2533846734</text:p>
          </table:table-cell>
          <table:table-cell office:value-type="float" office:value="6673028702" calcext:value-type="float">
            <text:p>667302870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255691055" calcext:value-type="float">
            <text:p>255691055</text:p>
          </table:table-cell>
          <table:table-cell office:value-type="float" office:value="1190746774" calcext:value-type="float">
            <text:p>1190746774</text:p>
          </table:table-cell>
          <table:table-cell office:value-type="float" office:value="23260150595" calcext:value-type="float">
            <text:p>23260150595</text:p>
          </table:table-cell>
          <table:table-cell office:value-type="float" office:value="4633071661" calcext:value-type="float">
            <text:p>463307166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626906600" calcext:value-type="float">
            <text:p>626906600</text:p>
          </table:table-cell>
          <table:table-cell office:value-type="float" office:value="1689503360" calcext:value-type="float">
            <text:p>1689503360</text:p>
          </table:table-cell>
          <table:table-cell office:value-type="float" office:value="101953077935" calcext:value-type="float">
            <text:p>101953077935</text:p>
          </table:table-cell>
          <table:table-cell office:value-type="float" office:value="5133055678" calcext:value-type="float">
            <text:p>513305567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15922347" calcext:value-type="float">
            <text:p>715922347</text:p>
          </table:table-cell>
          <table:table-cell office:value-type="float" office:value="5145030506" calcext:value-type="float">
            <text:p>5145030506</text:p>
          </table:table-cell>
          <table:table-cell office:value-type="float" office:value="97710463438" calcext:value-type="float">
            <text:p>97710463438</text:p>
          </table:table-cell>
          <table:table-cell office:value-type="float" office:value="14827460264" calcext:value-type="float">
            <text:p>1482746026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99593543" calcext:value-type="float">
            <text:p>699593543</text:p>
          </table:table-cell>
          <table:table-cell office:value-type="float" office:value="689131503" calcext:value-type="float">
            <text:p>689131503</text:p>
          </table:table-cell>
          <table:table-cell office:value-type="float" office:value="9349488773" calcext:value-type="float">
            <text:p>9349488773</text:p>
          </table:table-cell>
          <table:table-cell office:value-type="float" office:value="5133072562" calcext:value-type="float">
            <text:p>513307256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88324" calcext:value-type="float">
            <text:p>7888324</text:p>
          </table:table-cell>
          <table:table-cell office:value-type="float" office:value="222052415" calcext:value-type="float">
            <text:p>222052415</text:p>
          </table:table-cell>
          <table:table-cell office:value-type="float" office:value="1006594613" calcext:value-type="float">
            <text:p>1006594613</text:p>
          </table:table-cell>
          <table:table-cell office:value-type="float" office:value="2226827832" calcext:value-type="float">
            <text:p>2226827832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row table:style-name="ro5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25884" calcext:value-type="float">
            <text:p>0,525884</text:p>
          </table:table-cell>
          <table:table-cell office:value-type="float" office:value="0.001015" calcext:value-type="float">
            <text:p>0,001015</text:p>
          </table:table-cell>
          <table:table-cell office:value-type="float" office:value="0.527578" calcext:value-type="float">
            <text:p>0,52757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751967" calcext:value-type="float">
            <text:p>0,7519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753023" calcext:value-type="float">
            <text:p>0,75302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.19216" calcext:value-type="float">
            <text:p>3,192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3.195512" calcext:value-type="float">
            <text:p>3,1955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6.329526" calcext:value-type="float">
            <text:p>6,329526</text:p>
          </table:table-cell>
          <table:table-cell office:value-type="float" office:value="0" calcext:value-type="float">
            <text:p>0</text:p>
          </table:table-cell>
          <table:table-cell office:value-type="float" office:value="6.335589" calcext:value-type="float">
            <text:p>6,33558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1.741233" calcext:value-type="float">
            <text:p>1,741233</text:p>
          </table:table-cell>
          <table:table-cell office:value-type="float" office:value="0" calcext:value-type="float">
            <text:p>0</text:p>
          </table:table-cell>
          <table:table-cell office:value-type="float" office:value="1.751319" calcext:value-type="float">
            <text:p>1,75131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0383" calcext:value-type="float">
            <text:p>0,130383</text:p>
          </table:table-cell>
          <table:table-cell office:value-type="float" office:value="0" calcext:value-type="float">
            <text:p>0</text:p>
          </table:table-cell>
          <table:table-cell office:value-type="float" office:value="0.130611" calcext:value-type="float">
            <text:p>0,130611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1,8E-0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33578" calcext:value-type="float">
            <text:p>0,533578</text:p>
          </table:table-cell>
          <table:table-cell office:value-type="float" office:value="0" calcext:value-type="float">
            <text:p>0</text:p>
          </table:table-cell>
          <table:table-cell office:value-type="float" office:value="0.268419" calcext:value-type="float">
            <text:p>0,26841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3.333656" calcext:value-type="float">
            <text:p>3,333656</text:p>
          </table:table-cell>
          <table:table-cell office:value-type="float" office:value="0.000998" calcext:value-type="float">
            <text:p>0,000998</text:p>
          </table:table-cell>
          <table:table-cell office:value-type="float" office:value="1.702465" calcext:value-type="float">
            <text:p>1,70246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4.252763" calcext:value-type="float">
            <text:p>24,252763</text:p>
          </table:table-cell>
          <table:table-cell office:value-type="float" office:value="0" calcext:value-type="float">
            <text:p>0</text:p>
          </table:table-cell>
          <table:table-cell office:value-type="float" office:value="12.294574" calcext:value-type="float">
            <text:p>12,29457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35.233501" calcext:value-type="float">
            <text:p>35,233501</text:p>
          </table:table-cell>
          <table:table-cell office:value-type="float" office:value="30.279783" calcext:value-type="float">
            <text:p>30,279783</text:p>
          </table:table-cell>
          <table:table-cell office:value-type="float" office:value="33.168178" calcext:value-type="float">
            <text:p>33,16817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3.706325" calcext:value-type="float">
            <text:p>3,706325</text:p>
          </table:table-cell>
          <table:table-cell office:value-type="float" office:value="0" calcext:value-type="float">
            <text:p>0</text:p>
          </table:table-cell>
          <table:table-cell office:value-type="float" office:value="1.892999" calcext:value-type="float">
            <text:p>1,89299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7619" calcext:value-type="float">
            <text:p>0,137619</text:p>
          </table:table-cell>
          <table:table-cell office:value-type="float" office:value="0" calcext:value-type="float">
            <text:p>0</text:p>
          </table:table-cell>
          <table:table-cell office:value-type="float" office:value="0.092139" calcext:value-type="float">
            <text:p>0,092139</text:p>
          </table:table-cell>
          <table:table-cell table:number-columns-repeated="18"/>
        </table:table-row>
        <table:table-row table:style-name="ro1" table:number-rows-repeated="2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4E-0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1.021457" calcext:value-type="float">
            <text:p>1,0214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511576" calcext:value-type="float">
            <text:p>0,51157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2.945882" calcext:value-type="float">
            <text:p>2,945882</text:p>
          </table:table-cell>
          <table:table-cell office:value-type="float" office:value="0" calcext:value-type="float">
            <text:p>0</text:p>
          </table:table-cell>
          <table:table-cell office:value-type="float" office:value="1.483448" calcext:value-type="float">
            <text:p>1,48344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5.107601" calcext:value-type="float">
            <text:p>5,107601</text:p>
          </table:table-cell>
          <table:table-cell office:value-type="float" office:value="0" calcext:value-type="float">
            <text:p>0</text:p>
          </table:table-cell>
          <table:table-cell office:value-type="float" office:value="2.557686" calcext:value-type="float">
            <text:p>2,55768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8.562668" calcext:value-type="float">
            <text:p>28,562668</text:p>
          </table:table-cell>
          <table:table-cell office:value-type="float" office:value="46.60418" calcext:value-type="float">
            <text:p>46,60418</text:p>
          </table:table-cell>
          <table:table-cell office:value-type="float" office:value="37.6475" calcext:value-type="float">
            <text:p>37,647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425028" calcext:value-type="float">
            <text:p>2,425028</text:p>
          </table:table-cell>
          <table:table-cell office:value-type="float" office:value="0" calcext:value-type="float">
            <text:p>0</text:p>
          </table:table-cell>
          <table:table-cell office:value-type="float" office:value="1.218746" calcext:value-type="float">
            <text:p>1,21874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207328" calcext:value-type="float">
            <text:p>0,207328</text:p>
          </table:table-cell>
          <table:table-cell office:value-type="float" office:value="0" calcext:value-type="float">
            <text:p>0</text:p>
          </table:table-cell>
          <table:table-cell office:value-type="float" office:value="0.125804" calcext:value-type="float">
            <text:p>0,125804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00-00-00</text:date>, <text:time style:data-style-name="N2" text:time-value="16:10:19.502393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31M59S</meta:editing-duration>
    <meta:editing-cycles>4</meta:editing-cycles>
    <meta:generator>LibreOffice/6.0.6.1$Linux_X86_64 LibreOffice_project/00$Build-1</meta:generator>
    <dc:date>2018-11-02T17:24:13.819885242</dc:date>
    <meta:document-statistic meta:table-count="6" meta:cell-count="787" meta:object-count="0"/>
  </office:meta>
</office:document-meta>
</file>